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b86c" officeooo:paragraph-rsid="0014b86c"/>
    </style:style>
    <style:style style:name="P2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fo:font-weight="bold" officeooo:rsid="0017a263" officeooo:paragraph-rsid="0017a263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0pt" fo:font-weight="normal" officeooo:rsid="0016a959" officeooo:paragraph-rsid="0016a959" style:font-size-asian="10pt" style:font-weight-asian="normal" style:font-size-complex="10pt" style:font-weight-complex="normal"/>
    </style:style>
    <style:style style:name="P6" style:family="paragraph" style:parent-style-name="Preformatted_20_Text">
      <style:text-properties fo:font-size="10pt" fo:font-weight="normal" officeooo:rsid="0017a263" officeooo:paragraph-rsid="0017a263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officeooo:rsid="0017a263" officeooo:paragraph-rsid="0017a263"/>
    </style:style>
    <style:style style:name="P8" style:family="paragraph" style:parent-style-name="Preformatted_20_Text">
      <style:text-properties fo:font-weight="normal" officeooo:rsid="0017a263" officeooo:paragraph-rsid="0017a263" style:font-weight-asian="normal" style:font-weight-complex="normal"/>
    </style:style>
    <style:style style:name="P9" style:family="paragraph" style:parent-style-name="Preformatted_20_Text">
      <style:text-properties style:font-name="FreeSans" officeooo:rsid="0017a263" officeooo:paragraph-rsid="0017a263"/>
    </style:style>
    <style:style style:name="P10" style:family="paragraph" style:parent-style-name="Preformatted_20_Text">
      <style:text-properties style:font-name="FreeSans" officeooo:rsid="00186578" officeooo:paragraph-rsid="00186578"/>
    </style:style>
    <style:style style:name="P11" style:family="paragraph" style:parent-style-name="Preformatted_20_Text">
      <style:text-properties officeooo:rsid="00186578" officeooo:paragraph-rsid="00186578"/>
    </style:style>
    <style:style style:name="P12" style:family="paragraph" style:parent-style-name="Preformatted_20_Text">
      <style:text-properties officeooo:rsid="00186578" officeooo:paragraph-rsid="001a1432"/>
    </style:style>
    <style:style style:name="P13" style:family="paragraph" style:parent-style-name="Preformatted_20_Text">
      <style:text-properties officeooo:rsid="001a1432" officeooo:paragraph-rsid="001a1432"/>
    </style:style>
    <style:style style:name="P14" style:family="paragraph" style:parent-style-name="Preformatted_20_Text">
      <style:text-properties officeooo:rsid="001a1d17" officeooo:paragraph-rsid="001a1d17"/>
    </style:style>
    <style:style style:name="P15" style:family="paragraph" style:parent-style-name="Preformatted_20_Text">
      <style:text-properties style:font-name="FreeSans" officeooo:rsid="0017a263" officeooo:paragraph-rsid="0017a263"/>
    </style:style>
    <style:style style:name="P16" style:family="paragraph" style:parent-style-name="Preformatted_20_Text">
      <style:text-properties officeooo:rsid="001a4a63" officeooo:paragraph-rsid="001a4a63"/>
    </style:style>
    <style:style style:name="P17" style:family="paragraph" style:parent-style-name="Preformatted_20_Text">
      <style:text-properties fo:font-size="12pt" fo:font-weight="bold" officeooo:rsid="001a4a63" officeooo:paragraph-rsid="001a4a63" style:font-size-asian="12pt" style:font-weight-asian="bold" style:font-size-complex="12pt" style:font-weight-complex="bold"/>
    </style:style>
    <style:style style:name="T1" style:family="text">
      <style:text-properties officeooo:rsid="0016a959"/>
    </style:style>
    <style:style style:name="T2" style:family="text">
      <style:text-properties officeooo:rsid="001a1432"/>
    </style:style>
    <style:style style:name="T3" style:family="text">
      <style:text-properties officeooo:rsid="001a1d17"/>
    </style:style>
    <style:style style:name="T4" style:family="text">
      <style:text-properties officeooo:rsid="001beeb0"/>
    </style:style>
    <style:style style:name="T5" style:family="text">
      <style:text-properties officeooo:rsid="001e7d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itle: Hyperledger Fabric Blockchain Interactor</text:p>
      <text:p text:style-name="Preformatted_20_Text"/>
      <text:p text:style-name="Preformatted_20_Text"/>
      <text:p text:style-name="P2">Description</text:p>
      <text:p text:style-name="P2"/>
      <text:p text:style-name="P1">This program interacts with a running instance of the Hyperledger Fabric Blockchain <text:span text:style-name="T1">Test Network</text:span>. It simplifies interacting with the blockchain, viewing records, updating records, adding records, removing records (history is kept) without the need to type in long commands on the cli. <text:span text:style-name="T1">An interoperability feature to transfer assets is included but not fully functional on a test network.</text:span></text:p>
      <text:p text:style-name="Preformatted_20_Text"/>
      <text:p text:style-name="P2">Prerequisites</text:p>
      <text:p text:style-name="P2"/>
      <text:p text:style-name="P6">Tested on Linux Ubuntu</text:p>
      <text:p text:style-name="P5">Python3</text:p>
      <text:p text:style-name="P5">Go (If you need to repackage the smart contract)</text:p>
      <text:p text:style-name="P6">cURL</text:p>
      <text:p text:style-name="P6">Docker</text:p>
      <text:p text:style-name="P6">Hyperledger Fabric Samples, Binaries and Docker Images (Fabric v2.5+)</text:p>
      <text:p text:style-name="P6"/>
      <text:p text:style-name="P6"/>
      <text:p text:style-name="P6"/>
      <text:p text:style-name="P3">Setting Up Environment</text:p>
      <text:p text:style-name="P3"/>
      <text:p text:style-name="P8">1.Get the install script</text:p>
      <text:p text:style-name="P9">curl -sSLO https://raw.githubusercontent.com/hyperledger/fabric/main/scripts/install-fabric.sh &amp;&amp; chmod +x install-fabric.sh</text:p>
      <text:p text:style-name="P7"/>
      <text:p text:style-name="P7">2.Install Fabric docker, samples and binaries</text:p>
      <text:p text:style-name="P9">./install-fabric.sh docker samples binary</text:p>
      <text:p text:style-name="P7"/>
      <text:p text:style-name="P11">3. Stand up the test network and create a channel. <text:span text:style-name="T4">Channel name used for this demonstration is ‘testchannel’</text:span></text:p>
      <text:p text:style-name="P10">https://hyperledger-fabric.readthedocs.io/en/release-2.5/test_network.html</text:p>
      <text:p text:style-name="P11"/>
      <text:p text:style-name="P11">4. Write chaincode and deploy to test network. <text:span text:style-name="T2">Initialise the ledger</text:span></text:p>
      <text:p text:style-name="P10">https://hyperledger-fabric.readthedocs.io/en/release-2.5/deploy_chaincode.html#package-the-smart-contract</text:p>
      <text:p text:style-name="P11"/>
      <text:p text:style-name="P11">5. Paste environment variables in file e.g EnvVar.txt</text:p>
      <text:p text:style-name="P11"/>
      <text:p text:style-name="P11">6. Drop main.py file and EnvVar.txt files in fabric-samples/test-network/ <text:span text:style-name="T5">(If they do not already exist in there)</text:span></text:p>
      <text:p text:style-name="P7"/>
      <text:p text:style-name="P7"/>
      <text:p text:style-name="P2">Usage Instructions</text:p>
      <text:p text:style-name="P2"/>
      <text:p text:style-name="P11">Execute main.py in same terminal as test-network. The test network shuts down when the terminal is closed and cannot be interacted with from a different terminal window.</text:p>
      <text:p text:style-name="P11"/>
      <text:p text:style-name="P11">Select your action by entering a number. There are 8 possible actions to be performed.</text:p>
      <text:p text:style-name="P11">1. Read an <text:span text:style-name="T2">item</text:span> by Id. Displays an asset stored on the blockchain by referencing its ID. Requires knowledge of the <text:span text:style-name="T2">item</text:span> ID. <text:span text:style-name="T2">Queries the blockchain ReadAsset function. Makes no change to the blockchain ledger</text:span></text:p>
      <text:p text:style-name="P11"/>
      <text:p text:style-name="P12">2. Get all assets. Displays all <text:span text:style-name="T2">items</text:span> current<text:span text:style-name="T2">ly</text:span> stored on the blockchain. <text:span text:style-name="T2">Does not require any extra input. Queries the GetAllAssets function. Makes no change to the blockchain ledger</text:span></text:p>
      <text:p text:style-name="P11"/>
      <text:p text:style-name="P13">3. Create an Asset. Adds an item to the blockchain. An item has an ID, name, <text:soft-page-break/>price and country of origin. Invokes the CreateAsset function. Makes changes to the blockchain ledger.</text:p>
      <text:p text:style-name="P13"/>
      <text:p text:style-name="P13">4. Update an Asset. Updates a record stored on the blockchain. Takes the <text:span text:style-name="T3">item</text:span> ID and updates record. Invokes the UpdateAsset function. Fails if <text:span text:style-name="T3">item</text:span> ID does not exist on ledger. Makes changes to the blockchain ledger.</text:p>
      <text:p text:style-name="P13"/>
      <text:p text:style-name="P13">5. Delete an asset. Deletes an <text:span text:style-name="T3">item</text:span> from the blockchain ledger. Takes an <text:span text:style-name="T3">item</text:span> ID and removes the record of the asset. <text:span text:style-name="T3">Invokes the DeleteAsset function. Makes changes to the blockchain ledger.</text:span></text:p>
      <text:p text:style-name="P13"/>
      <text:p text:style-name="P14">6. Transfer an Asset to another blockchain/app. Similar to Read Asset by ID. Gets an item by ID and prepares it for transfer to another blockchain or application. Makes no change to the blockchain ledger.</text:p>
      <text:p text:style-name="P14"/>
      <text:p text:style-name="P14">7. Transfer all assets to another blockchain/app. Similar to GetAllAssets. Gets all items on the ledger and prepares them for transfer to another blockchain or application. Makes no change to the ledger.</text:p>
      <text:p text:style-name="P14"/>
      <text:p text:style-name="P14">8. Quit. Exits the program</text:p>
      <text:p text:style-name="Preformatted_20_Text"/>
      <text:p text:style-name="Preformatted_20_Text"/>
      <text:p text:style-name="P17">Link to project</text:p>
      <text:p text:style-name="P16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0T15:14:19.657393289</dc:date>
    <meta:editing-duration>PT56M5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453" meta:character-count="3089" meta:non-whitespace-character-count="2669"/>
  </office:meta>
</office:document-meta>
</file>